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8C5000000CB84ED74ED.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Humnst777 BT" svg:font-family="'Humnst777 B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2" style:family="table">
      <style:table-properties style:width="17.494cm" table:align="left"/>
    </style:style>
    <style:style style:name="Tabela12.A" style:family="table-column">
      <style:table-column-properties style:column-width="8.64cm"/>
    </style:style>
    <style:style style:name="Tabela12.B" style:family="table-column">
      <style:table-column-properties style:column-width="8.855cm"/>
    </style:style>
    <style:style style:name="Tabe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12.B1" style:family="table-cell">
      <style:table-cell-properties fo:background-color="#cccccc" fo:padding="0.097cm" fo:border="0.002cm solid #000000">
        <style:background-image/>
      </style:table-cell-properties>
    </style:style>
    <style:style style:name="Tabela1" style:family="table">
      <style:table-properties style:width="17.501cm" table:align="margins"/>
    </style:style>
    <style:style style:name="Tabela1.A" style:family="table-column">
      <style:table-column-properties style:column-width="6.705cm" style:rel-column-width="25105*"/>
    </style:style>
    <style:style style:name="Tabela1.B" style:family="table-column">
      <style:table-column-properties style:column-width="1.591cm" style:rel-column-width="5957*"/>
    </style:style>
    <style:style style:name="Tabela1.C" style:family="table-column">
      <style:table-column-properties style:column-width="9.206cm" style:rel-column-width="34473*"/>
    </style:style>
    <style:style style:name="Tabela1.A1" style:family="table-cell">
      <style:table-cell-properties fo:background-color="#cccccc" fo:padding="0.097cm" fo:border="0.002cm solid #000000">
        <style:background-image/>
      </style:table-cell-properties>
    </style:style>
    <style:style style:name="Tabela1.A2" style:family="table-cell">
      <style:table-cell-properties fo:padding="0.097cm" fo:border-left="0.002cm solid #000000" fo:border-right="0.002cm solid #000000" fo:border-top="none" fo:border-bottom="0.002cm solid #000000"/>
    </style:style>
    <style:style style:name="Tabela1.A5" style:family="table-cell">
      <style:table-cell-properties fo:padding="0.097cm" fo:border-left="0.002cm solid #000000" fo:border-right="none" fo:border-top="none" fo:border-bottom="0.002cm solid #000000"/>
    </style:style>
    <style:style style:name="Tabela2" style:family="table">
      <style:table-properties style:width="17.501cm" table:align="margins"/>
    </style:style>
    <style:style style:name="Tabela2.A" style:family="table-column">
      <style:table-column-properties style:column-width="17.501cm" style:rel-column-width="65535*"/>
    </style:style>
    <style:style style:name="Tabela2.A1" style:family="table-cell">
      <style:table-cell-properties fo:background-color="#cccccc" fo:padding="0.097cm" fo:border="0.002cm solid #000000">
        <style:background-image/>
      </style:table-cell-properties>
    </style:style>
    <style:style style:name="Tabela2.A2" style:family="table-cell">
      <style:table-cell-properties fo:padding="0.097cm" fo:border-left="0.002cm solid #000000" fo:border-right="0.002cm solid #000000" fo:border-top="none" fo:border-bottom="0.002cm solid #000000"/>
    </style:style>
    <style:style style:name="Tabela3" style:family="table">
      <style:table-properties style:width="17.501cm" table:align="margins"/>
    </style:style>
    <style:style style:name="Tabela3.A" style:family="table-column">
      <style:table-column-properties style:column-width="17.501cm" style:rel-column-width="65535*"/>
    </style:style>
    <style:style style:name="Tabela3.A1" style:family="table-cell">
      <style:table-cell-properties fo:background-color="#cccccc" fo:padding="0.097cm" fo:border="0.002cm solid #000000">
        <style:background-image/>
      </style:table-cell-properties>
    </style:style>
    <style:style style:name="Tabela3.A2" style:family="table-cell">
      <style:table-cell-properties fo:padding="0.097cm" fo:border-left="0.002cm solid #000000" fo:border-right="0.002cm solid #000000" fo:border-top="none" fo:border-bottom="0.002cm solid #000000"/>
    </style:style>
    <style:style style:name="Tabela4" style:family="table">
      <style:table-properties style:width="17.501cm" table:align="margins"/>
    </style:style>
    <style:style style:name="Tabela4.A" style:family="table-column">
      <style:table-column-properties style:column-width="17.501cm" style:rel-column-width="65535*"/>
    </style:style>
    <style:style style:name="Tabela4.A1" style:family="table-cell">
      <style:table-cell-properties fo:background-color="#cccccc" fo:padding="0.097cm" fo:border="0.002cm solid #000000">
        <style:background-image/>
      </style:table-cell-properties>
    </style:style>
    <style:style style:name="Tabela4.A2" style:family="table-cell">
      <style:table-cell-properties fo:padding="0.097cm" fo:border-left="0.002cm solid #000000" fo:border-right="0.002cm solid #000000" fo:border-top="none" fo:border-bottom="0.002cm solid #000000"/>
    </style:style>
    <style:style style:name="Tabela5" style:family="table">
      <style:table-properties style:width="17.501cm" table:align="margins"/>
    </style:style>
    <style:style style:name="Tabela5.A" style:family="table-column">
      <style:table-column-properties style:column-width="17.501cm" style:rel-column-width="65535*"/>
    </style:style>
    <style:style style:name="Tabela5.A1" style:family="table-cell">
      <style:table-cell-properties fo:background-color="#cccccc" fo:padding="0.097cm" fo:border="0.002cm solid #000000">
        <style:background-image/>
      </style:table-cell-properties>
    </style:style>
    <style:style style:name="Tabela5.A2" style:family="table-cell">
      <style:table-cell-properties fo:padding="0.097cm" fo:border-left="0.002cm solid #000000" fo:border-right="0.002cm solid #000000" fo:border-top="none" fo:border-bottom="0.002cm solid #000000"/>
    </style:style>
    <style:style style:name="Tabela6" style:family="table">
      <style:table-properties style:width="17.501cm" table:align="margins"/>
    </style:style>
    <style:style style:name="Tabela6.A" style:family="table-column">
      <style:table-column-properties style:column-width="17.501cm" style:rel-column-width="65535*"/>
    </style:style>
    <style:style style:name="Tabela6.A1" style:family="table-cell">
      <style:table-cell-properties fo:background-color="#cccccc" fo:padding="0.097cm" fo:border="0.002cm solid #000000">
        <style:background-image/>
      </style:table-cell-properties>
    </style:style>
    <style:style style:name="Tabela6.A2" style:family="table-cell">
      <style:table-cell-properties fo:padding="0.097cm" fo:border-left="0.002cm solid #000000" fo:border-right="0.002cm solid #000000" fo:border-top="none" fo:border-bottom="0.002cm solid #000000"/>
    </style:style>
    <style:style style:name="Tabela7" style:family="table">
      <style:table-properties style:width="17.501cm" table:align="margins"/>
    </style:style>
    <style:style style:name="Tabela7.A" style:family="table-column">
      <style:table-column-properties style:column-width="17.501cm" style:rel-column-width="65535*"/>
    </style:style>
    <style:style style:name="Tabela7.A1" style:family="table-cell">
      <style:table-cell-properties fo:background-color="#cccccc" fo:padding="0.097cm" fo:border="0.002cm solid #000000">
        <style:background-image/>
      </style:table-cell-properties>
    </style:style>
    <style:style style:name="Tabela7.A2" style:family="table-cell">
      <style:table-cell-properties fo:padding="0.097cm" fo:border-left="0.002cm solid #000000" fo:border-right="0.002cm solid #000000" fo:border-top="none" fo:border-bottom="0.002cm solid #000000"/>
    </style:style>
    <style:style style:name="Tabela8" style:family="table">
      <style:table-properties style:width="17.501cm" table:align="margins"/>
    </style:style>
    <style:style style:name="Tabela8.A" style:family="table-column">
      <style:table-column-properties style:column-width="17.501cm" style:rel-column-width="65535*"/>
    </style:style>
    <style:style style:name="Tabela8.A1" style:family="table-cell">
      <style:table-cell-properties fo:background-color="#cccccc" fo:padding="0.097cm" fo:border="0.002cm solid #000000">
        <style:background-image/>
      </style:table-cell-properties>
    </style:style>
    <style:style style:name="Tabela8.A2" style:family="table-cell">
      <style:table-cell-properties fo:padding="0.097cm" fo:border-left="0.002cm solid #000000" fo:border-right="0.002cm solid #000000" fo:border-top="none" fo:border-bottom="0.002cm solid #000000"/>
    </style:style>
    <style:style style:name="Tabela9" style:family="table">
      <style:table-properties style:width="17.501cm" table:align="margins"/>
    </style:style>
    <style:style style:name="Tabela9.A" style:family="table-column">
      <style:table-column-properties style:column-width="17.501cm" style:rel-column-width="65535*"/>
    </style:style>
    <style:style style:name="Tabela9.A1" style:family="table-cell">
      <style:table-cell-properties fo:background-color="#cccccc" fo:padding="0.097cm" fo:border="0.002cm solid #000000">
        <style:background-image/>
      </style:table-cell-properties>
    </style:style>
    <style:style style:name="Tabela9.A2" style:family="table-cell">
      <style:table-cell-properties fo:padding="0.097cm" fo:border-left="0.002cm solid #000000" fo:border-right="0.002cm solid #000000" fo:border-top="none" fo:border-bottom="0.002cm solid #000000"/>
    </style:style>
    <style:style style:name="Tabela11" style:family="table">
      <style:table-properties style:width="17.501cm" table:align="margins"/>
    </style:style>
    <style:style style:name="Tabela11.A" style:family="table-column">
      <style:table-column-properties style:column-width="17.501cm" style:rel-column-width="65535*"/>
    </style:style>
    <style:style style:name="Tabela11.A1" style:family="table-cell">
      <style:table-cell-properties fo:background-color="#cccccc" fo:padding="0.097cm" fo:border="0.002cm solid #000000">
        <style:background-image/>
      </style:table-cell-properties>
    </style:style>
    <style:style style:name="Tabela11.A2" style:family="table-cell">
      <style:table-cell-properties fo:padding="0.097cm" fo:border-left="0.002cm solid #000000" fo:border-right="0.002cm solid #000000" fo:border-top="none" fo:border-bottom="0.002cm solid #000000"/>
    </style:style>
    <style:style style:name="Tabela10" style:family="table">
      <style:table-properties style:width="17.501cm" table:align="margins"/>
    </style:style>
    <style:style style:name="Tabela10.A" style:family="table-column">
      <style:table-column-properties style:column-width="17.501cm" style:rel-column-width="65535*"/>
    </style:style>
    <style:style style:name="Tabela10.A1" style:family="table-cell">
      <style:table-cell-properties fo:background-color="#cccccc" fo:padding="0.097cm" fo:border="0.002cm solid #000000">
        <style:background-image/>
      </style:table-cell-properties>
    </style:style>
    <style:style style:name="Tabela10.A2" style:family="table-cell">
      <style:table-cell-properties fo:padding="0.097cm" fo:border-left="0.002cm solid #000000" fo:border-right="0.002cm solid #000000" fo:border-top="none" fo:border-bottom="0.002cm solid #000000"/>
    </style:style>
    <style:style style:name="Tabela14" style:family="table">
      <style:table-properties style:width="17.501cm" table:align="margins"/>
    </style:style>
    <style:style style:name="Tabela14.A" style:family="table-column">
      <style:table-column-properties style:column-width="8.751cm" style:rel-column-width="32767*"/>
    </style:style>
    <style:style style:name="Tabela14.B" style:family="table-column">
      <style:table-column-properties style:column-width="8.751cm" style:rel-column-width="32768*"/>
    </style:style>
    <style:style style:name="Tabela14.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ext-properties style:font-name="Humnst777 BT" fo:font-size="9pt" style:font-size-asian="9pt" style:font-size-complex="9pt"/>
    </style:style>
    <style:style style:name="P3" style:family="paragraph" style:parent-style-name="Standard">
      <style:text-properties style:font-name="Humnst777 BT" fo:font-size="10pt" style:font-size-asian="10pt" style:font-size-complex="10pt"/>
    </style:style>
    <style:style style:name="P4" style:family="paragraph" style:parent-style-name="Standard">
      <style:paragraph-properties fo:text-align="justify" style:justify-single-word="false"/>
      <style:text-properties style:font-name="Humnst777 BT" fo:font-size="10pt" style:font-size-asian="10pt" style:font-size-complex="10pt"/>
    </style:style>
    <style:style style:name="P5" style:family="paragraph" style:parent-style-name="Standard">
      <style:paragraph-properties fo:text-align="center" style:justify-single-word="false"/>
      <style:text-properties style:font-name="Humnst777 BT" fo:font-size="10pt" fo:font-weight="bold"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font-name="Humnst777 BT"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Humnst777 BT" fo:font-size="12pt" fo:font-weight="bold" style:font-size-asian="12pt" style:font-weight-asian="bold" style:font-size-complex="12pt" style:font-weight-complex="bold"/>
    </style:style>
    <style:style style:name="P8" style:family="paragraph" style:parent-style-name="Standard">
      <style:text-properties style:font-name="Humnst777 BT" fo:font-size="13pt" style:font-size-asian="11.3500003814697pt" style:font-size-complex="13pt"/>
    </style:style>
    <style:style style:name="P9" style:family="paragraph" style:parent-style-name="Table_20_Contents">
      <style:paragraph-properties fo:text-align="justify" style:justify-single-word="false"/>
      <style:text-properties style:font-name="Humnst777 BT" fo:font-size="10pt" style:font-size-asian="10pt" style:font-size-complex="10pt"/>
    </style:style>
    <style:style style:name="P10" style:family="paragraph" style:parent-style-name="Table_20_Contents">
      <style:paragraph-properties fo:text-align="center" style:justify-single-word="false"/>
      <style:text-properties style:font-name="Humnst777 BT" fo:font-size="10pt" style:font-size-asian="10pt" style:font-size-complex="10pt"/>
    </style:style>
    <style:style style:name="P11" style:family="paragraph" style:parent-style-name="Table_20_Contents">
      <style:paragraph-properties fo:text-align="center" style:justify-single-word="false"/>
      <style:text-properties style:font-name="Humnst777 BT" fo:font-size="10pt" fo:font-weight="bold" style:font-size-asian="10pt" style:font-weight-asian="bold" style:font-size-complex="10pt" style:font-weight-complex="bold"/>
    </style:style>
    <style:style style:name="fr1" style:family="graphic" style:parent-style-name="Graphics">
      <style:graphic-properties fo:margin-left="0cm" fo:margin-right="0cm" style:vertical-pos="top" style:vertical-rel="baseline" style:horizontal-pos="from-left" style:horizontal-rel="paragraph-content"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LATÓRIO TÉCNICO</text:p>
      <text:p text:style-name="P7">PROGRAMA DE CAPACITAÇÃO INSTITUCIONAL - PCI</text:p>
      <text:p text:style-name="P8"/>
      <table:table table:name="Tabela12" table:style-name="Tabela12">
        <table:table-column table:style-name="Tabela12.A"/>
        <table:table-column table:style-name="Tabela12.B"/>
        <table:table-row>
          <table:table-cell table:style-name="Tabela12.A1" office:value-type="string">
            <text:p text:style-name="P5">[ X ] PARCIAL<text:tab/><text:tab/><text:tab/><text:tab/><text:tab/>[ <text:s text:c="3"/>] FINAL</text:p>
          </table:table-cell>
          <table:table-cell table:style-name="Tabela12.B1" office:value-type="string">
            <text:p text:style-name="P5">Data do relatório: __ / 04 / 2015</text:p>
          </table:table-cell>
        </table:table-row>
      </table:table>
      <text:p text:style-name="P3"/>
      <table:table table:name="Tabela1" table:style-name="Tabela1">
        <table:table-column table:style-name="Tabela1.A"/>
        <table:table-column table:style-name="Tabela1.B"/>
        <table:table-column table:style-name="Tabela1.C"/>
        <table:table-row>
          <table:table-cell table:style-name="Tabela1.A1" table:number-columns-spanned="3" office:value-type="string" table:protected="true">
            <text:p text:style-name="P5">1. IDENTIFICAÇÃO</text:p>
          </table:table-cell>
          <table:covered-table-cell/>
          <table:covered-table-cell/>
        </table:table-row>
        <table:table-row>
          <table:table-cell table:style-name="Tabela1.A2" table:number-columns-spanned="3" office:value-type="string" table:protected="true">
            <text:p text:style-name="P3">Instituição: CENTRO DE TECNOLOGIA DA INFORMAÇÃO RENATO ARCHER - CTI</text:p>
          </table:table-cell>
          <table:covered-table-cell/>
          <table:covered-table-cell/>
        </table:table-row>
        <table:table-row>
          <table:table-cell table:style-name="Tabela1.A2" table:number-columns-spanned="3" office:value-type="string">
            <text:p text:style-name="P3">Supervisor: André Ricardo Abed Grégio</text:p>
          </table:table-cell>
          <table:covered-table-cell/>
          <table:covered-table-cell/>
        </table:table-row>
        <table:table-row>
          <table:table-cell table:style-name="Tabela1.A2" table:number-columns-spanned="3" office:value-type="string">
            <text:p text:style-name="P3">Bolsista: Alexandre Or Cansian Baruque</text:p>
          </table:table-cell>
          <table:covered-table-cell/>
          <table:covered-table-cell/>
        </table:table-row>
        <table:table-row>
          <table:table-cell table:style-name="Tabela1.A5" table:number-columns-spanned="2" office:value-type="string" table:protected="true">
            <text:p text:style-name="P3">Nº do Processo Institucional: 455193/2013-4 </text:p>
          </table:table-cell>
          <table:covered-table-cell/>
          <table:table-cell table:style-name="Tabela1.A2" office:value-type="string">
            <text:p text:style-name="P3">Nº do Processo Individual: </text:p>
          </table:table-cell>
        </table:table-row>
        <table:table-row>
          <table:table-cell table:style-name="Tabela1.A5" office:value-type="string">
            <text:p text:style-name="P3">Modalidade/Nível de bolsa: <text:s/>ITI 1-A</text:p>
          </table:table-cell>
          <table:table-cell table:style-name="Tabela1.A2" table:number-columns-spanned="2" office:value-type="string">
            <text:p text:style-name="P3">Período de Vigência da bolsa: 01/06/2014 30/04/2015 </text:p>
          </table:table-cell>
          <table:covered-table-cell/>
        </table:table-row>
        <table:table-row>
          <table:table-cell table:style-name="Tabela1.A2" table:number-columns-spanned="3" office:value-type="string">
            <text:p text:style-name="P3">Período de Referência do Relatório Técnico: </text:p>
          </table:table-cell>
          <table:covered-table-cell/>
          <table:covered-table-cell/>
        </table:table-row>
      </table:table>
      <text:p text:style-name="P3"/>
      <table:table table:name="Tabela2" table:style-name="Tabela2">
        <table:table-column table:style-name="Tabela2.A"/>
        <table:table-row>
          <table:table-cell table:style-name="Tabela2.A1" office:value-type="string" table:protected="true">
            <text:p text:style-name="P5">2. RESUMO DO PROJETO</text:p>
          </table:table-cell>
        </table:table-row>
        <table:table-row>
          <table:table-cell table:style-name="Tabela2.A2" office:value-type="string">
            <text:p text:style-name="P9">O projeto tem como objetivo a implantação de um sistema para o tratamento e visualização de dados coletados através de sensores participantes de uma infraestutura de coleta de programas maliciosos.</text:p>
            <text:p text:style-name="P9"/>
            <text:p text:style-name="P9">Esse sistema foi desenvolvido fazendo o uso de tecnologias web para o desenvolvimento de um um serviço de visualização dos dados relacionando posição geográficas da origem do ataque com o local e hora da coleta.</text:p>
            <text:p text:style-name="P9"/>
            <text:p text:style-name="P9">Assim tornando possível que um análista treinado fazendo uso das ferramentas desenvolvidas consiga identificar padrões e tendências das atividades maliciosas registradas. </text:p>
            <text:p text:style-name="P9"/>
          </table:table-cell>
        </table:table-row>
      </table:table>
      <text:p text:style-name="P3"/>
      <table:table table:name="Tabela3" table:style-name="Tabela3">
        <table:table-column table:style-name="Tabela3.A"/>
        <table:table-row>
          <table:table-cell table:style-name="Tabela3.A1" office:value-type="string" table:protected="true">
            <text:p text:style-name="P5">3. ATIVIDADES DESENVOLVIDAS</text:p>
          </table:table-cell>
        </table:table-row>
        <table:table-row>
          <table:table-cell table:style-name="Tabela3.A2" office:value-type="string">
            <text:p text:style-name="P9">Estudo de conceitos sobre visualização de dados através do uso de frameworks de desenvolvimento web como Django e Javascript, em específico foi estudado extensivamente o uso de bibliotecas para <text:s/>D3 e Jvectormap.</text:p>
            <text:p text:style-name="P9"/>
            <text:p text:style-name="P9">Definição da arquitetura utilizada para a implantação da infraestrutura básica utilizada pelos servidor web <text:s/>utilizado para a visualização dos dados, e em outros sistemas necessários para a administração dos serviços.</text:p>
            <text:p text:style-name="P9"/>
            <text:p text:style-name="P9">Instalação das ferramentas e outros softwares necessários para a implementação de um protótipo em uma máquina desktop provida pelo orientador.</text:p>
            <text:p text:style-name="P9"/>
            <text:p text:style-name="P9">Ao longo de todas as atividades desenvolvidas foi também feito a documentação do projeto assim como outros relatórios exigidos.</text:p>
            <text:p text:style-name="P9"/>
          </table:table-cell>
        </table:table-row>
      </table:table>
      <text:p text:style-name="P3"/>
      <table:table table:name="Tabela4" table:style-name="Tabela4">
        <table:table-column table:style-name="Tabela4.A"/>
        <table:table-row>
          <table:table-cell table:style-name="Tabela4.A1" office:value-type="string" table:protected="true">
            <text:p text:style-name="P5">4. METODOLOGIA</text:p>
          </table:table-cell>
        </table:table-row>
        <table:table-row>
          <table:table-cell table:style-name="Tabela4.A2" office:value-type="string">
            <text:p text:style-name="P9">Houve uma fase inicial no qual foi adquirido conhecimento para fazer decisões do design inicial do projeto, tais como escolha de ferramentas e frameworks a serem utilizados. Para isso observou-se as ferramentas e projetos de visualização já existentes, entre elas honeynet, viking e dioneaFR, visto que os objetivos e funcionalidades providas por essas ferramentas são similares as que pretendemos implementar em nosso projeto.</text:p>
            <text:p text:style-name="P9"/>
            <text:p text:style-name="P9">Após essa análise inicial e definido as ferramentas a serem utilizadas o o enfoque do estudo foi em adquirir proficiência nos frameworks e ferramentas a serem utilizados pelo projeto: Django, Jquery, Jvectormap, D3js, GeoIP, ionotify.</text:p>
            <text:p text:style-name="P9"><text:soft-page-break/></text:p>
            <text:p text:style-name="P9">Para o controle de versão do código produzido ao longo fo projeto foi utilizado o git, sendo este armazenado em um repositório privado criado no GitHub através de uma conta de estudante. O repositório consiste de dois ramos, o ramo mestre no qual se mantém a versão mais atual do projeto com as funcionalidades mais recentes e o ramo demonstração onde fica a ultima versão estável com o objetivo de ser utilizada para demonstrações.</text:p>
            <text:p text:style-name="P9"/>
            <text:p text:style-name="P9">O framework em python Django foi a escolhido para constituir da infraestrutura principal do projeto, tendo como função prover serviços de administração back-end assim como servir o código em javascript a ser executado pelo cliente em um web browser. O Django também permite um fácil gerenciamento da base de dados sqlite3 através da criação de comandos de administração. Foram criadas rotinas em shell script para consolidar dados por meio destes comandos na base de dados.</text:p>
            <text:p text:style-name="P9"/>
            <text:p text:style-name="P9">Uma arquitetura REST criada fazendo uso de funcionalidades do Django, isso implica em que o acoplamento entre o cliente e o servidor é frouxo o que permite que modificações em qualquer um dos lados possui um impacto mínimo ao resto do sistema. O sistema REST realiza consultas na base de dados e serializa os dados para serem encaminhados ao cliente executando javascrip no formato JSON.</text:p>
            <text:p text:style-name="P9"/>
            <text:p text:style-name="P9">Para solucionar o problema de relacionar o ip de origem do ataque com sua posição geográfica no mundo real foi utilizado da ferramenta GeoIP, que permite baixar uma base relacional de IPS e latitude longitude e com isso é possível traduzir a maioria dos ips para localizações no mapa, obtendo também país e cidade de origem. </text:p>
            <text:p text:style-name="P9"/>
            <text:p text:style-name="P9">A visualização do dados pelo cliente foi feita pelo uso de bibliotecas de código aberto para javascript sendo elas: jVectorMap permite a fácil criação e modificação de mapas interativos, <text:s/>D3js para a gerar gráficos contendo estatísticas gerais sobre os dados, e por último jQuery que permite a criação de elementos de interface para interação com o usuário.</text:p>
            <text:p text:style-name="P9"/>
            <text:p text:style-name="P9">Um protótipo do sistema foi instalado em uma máquina provida pelo orientador, esta máquina já possuía nela sistemas instalados que faziam o pooling de sensores e agregava os dados coletados pela rede de honeypots. Com todos os sistemas em funcionamento o serviço web para a retratação dos dados que se <text:s/>atualizam de forma autônoma.</text:p>
            <text:p text:style-name="P9"/>
          </table:table-cell>
        </table:table-row>
      </table:table>
      <text:p text:style-name="P3"/>
      <table:table table:name="Tabela5" table:style-name="Tabela5">
        <table:table-column table:style-name="Tabela5.A"/>
        <table:table-row>
          <table:table-cell table:style-name="Tabela5.A1" office:value-type="string" table:protected="true">
            <text:p text:style-name="P5">5. RESULTADOS</text:p>
          </table:table-cell>
        </table:table-row>
        <table:table-row>
          <table:table-cell table:style-name="Tabela5.A2" office:value-type="string">
            <text:p text:style-name="P9">O resultado final foi um protótipo de uma ferramenta para que permite a visualização de dados de ataques maliciosos a sensores distribuídos em um mapa correlacionando a origem do ataque(coordenadas) com a frequência (raio) Detalhar tecnicamente o funcionamento do mapa, círculos representam <text:s/>O mapa permite observar os dados sobre os ataques em uma dimensão temporal, podendo assim analisar tendências Presença gráfico estatísticas.</text:p>
            <text:p text:style-name="P9"/>
            <text:p text:style-name="P9">---- IMAGEM MAPA -----</text:p>
            <text:p text:style-name="P9"/>
            <text:p text:style-name="P9">Foi desenvolvido também uma imagem de uma máquina virtual para o Virtualbox, esta imagem já vem configurada com todos os requisitos para o funcionamento correto do servidor web para visualização dos dados, e tem como objetivo armazenar a ferramenta de uma forma portátil para ser utilizada em demonstrações.</text:p>
            <text:p text:style-name="P9"/>
          </table:table-cell>
        </table:table-row>
      </table:table>
      <text:p text:style-name="P3"/>
      <table:table table:name="Tabela6" table:style-name="Tabela6">
        <table:table-column table:style-name="Tabela6.A"/>
        <table:table-row>
          <table:table-cell table:style-name="Tabela6.A1" office:value-type="string" table:protected="true">
            <text:p text:style-name="P5">6. DISCUSSÃO / CONSIDERAÇÔES FINAIS</text:p>
          </table:table-cell>
        </table:table-row>
        <table:table-row>
          <table:table-cell table:style-name="Tabela6.A2" office:value-type="string">
            <text:p text:style-name="P9">Obtivemos resultados concretos no projeto durante esse projeto, mas ainda existem tarefas a serem feitas para os futuros <text:s/>trimestres conforme previsto pelo plano de trabalho como principal delas temos o desenvolvimento de procedimentos para o tratamento dos dados.</text:p>
            <text:p text:style-name="P9"/>
            <text:p text:style-name="P9">Também existe espaço para melhorias no que se diz questão a usabilidade da ferramenta, entre elas uma melhor escolha de cores para a representação dos dados no mapa, uma interface mais avançada para a manipulação da dimensão temporal dos dados permitindo ao analista definir um bons intervalos de tempo <text:soft-page-break/>para apresentar os dados com o objetivo de identificar padrões com maior facilidade.</text:p>
            <text:p text:style-name="P9"/>
            <text:p text:style-name="P9">E por último podemos buscar uma melhora na performance do sistema e tempo de resposta, isto é possível fazendo o uso de cache e outras técnicas de otimização disponíveis pelo Django, mas tais funcionalidades estavam alem do escopo do protótipo que busca ser uma prova de conceito, isto deverá ser uma meta para quando a ferramenta esteja pronta para sair de um ambiente de prototipagem para produção.</text:p>
            <text:p text:style-name="P9"/>
          </table:table-cell>
        </table:table-row>
      </table:table>
      <text:p text:style-name="P3"/>
      <table:table table:name="Tabela7" table:style-name="Tabela7">
        <table:table-column table:style-name="Tabela7.A"/>
        <table:table-row>
          <table:table-cell table:style-name="Tabela7.A1" office:value-type="string" table:protected="true">
            <text:p text:style-name="P5">7. CONHECIMENTOS ADQUIRIDOS</text:p>
          </table:table-cell>
        </table:table-row>
        <table:table-row>
          <table:table-cell table:style-name="Tabela7.A2" office:value-type="string">
            <text:p text:style-name="P6">7.1. Aplicabilidade</text:p>
            <text:p text:style-name="P4">Os conhecimentos adquiridos durante esse projeto possuem uma ampla área de aplicação, sendo esta qualquer uma que necessite uma forma visual de interpretar dados. Alem disso a experiência a experiência que obtive com a criação de serviços web que não possui nenhuma restrição a área de aplicação.</text:p>
            <text:p text:style-name="P4"/>
          </table:table-cell>
        </table:table-row>
        <table:table-row>
          <table:table-cell table:style-name="Tabela7.A2" office:value-type="string">
            <text:p text:style-name="P6">7.2. Incorporação de novas técnicas</text:p>
            <text:p text:style-name="P4">Neste projeto adquiri intimidade com o estilo de programação de APIs no padrão REST, que permite o desenvolvimento de aplicativos web fracamente acoplados que possibilita a criação de serviços web escaláveis e capazes de se adaptar a mudança de requisitos de forma flexível. </text:p>
            <text:p text:style-name="P4"/>
          </table:table-cell>
        </table:table-row>
        <table:table-row>
          <table:table-cell table:style-name="Tabela7.A2" office:value-type="string">
            <text:p text:style-name="P6">7.3. Geração de produtos e processos</text:p>
            <text:p text:style-name="P4">Ao longo do projeto desenvolvi um cliente em javascript que permite a visualização de dados não específicos em um mapa de forma genérica, podendo assim ser reutilizado para futuros projetos no qual a representação de dados nos quais sua posição geográfica possui importância.</text:p>
            <text:p text:style-name="P4"/>
            <text:p text:style-name="P4">Adquiri conhecimento para sobre o processo de geração de imagens em Virtualbox, sendo útil para a encapsular o sistema em um ambiente virtual controlado o tornando assim portável, este processo serve para a preparação de demonstrações de qualquer tipo, tornando as mais confiáveis ao custo de perda de performance.</text:p>
            <text:p text:style-name="P4"/>
          </table:table-cell>
        </table:table-row>
        <table:table-row>
          <table:table-cell table:style-name="Tabela7.A2" office:value-type="string">
            <text:p text:style-name="P6">7.4. Contribuição da participação no projeto para sua formação</text:p>
            <text:p text:style-name="P4">Participar no projeto contribuiu para o meu conhecimento de ferramentas para uma rápida prototipagem e implantação de serviços webs, tais conhecimentos não são restritos a área de pesquisa mas sim também para o mercado de trabalho, onde no modelo de startups o tempo para a execução de um projeto é capas de determinar o futuro da empresa.</text:p>
            <text:p text:style-name="P4"/>
          </table:table-cell>
        </table:table-row>
      </table:table>
      <text:p text:style-name="P3"/>
      <table:table table:name="Tabela8" table:style-name="Tabela8">
        <table:table-column table:style-name="Tabela8.A"/>
        <table:table-row>
          <table:table-cell table:style-name="Tabela8.A1" office:value-type="string" table:protected="true">
            <text:p text:style-name="P5">8. PARTICIPAÇÃO EM EVENTOS TÉCNICO-CIENTÍFICOS E SIMILARES</text:p>
          </table:table-cell>
        </table:table-row>
        <table:table-row>
          <table:table-cell table:style-name="Tabela8.A2" office:value-type="string">
            <text:p text:style-name="P9">Apresentação de artigos, trabalhos, resumos, palestras, pôsteres. Caso houver, relacionar de acordo com as normas ABNT.</text:p>
            <text:p text:style-name="P9"/>
            <text:p text:style-name="P9"/>
            <text:p text:style-name="P9"/>
            <text:p text:style-name="P9"/>
          </table:table-cell>
        </table:table-row>
      </table:table>
      <text:p text:style-name="P3"/>
      <table:table table:name="Tabela9" table:style-name="Tabela9">
        <table:table-column table:style-name="Tabela9.A"/>
        <table:table-row>
          <table:table-cell table:style-name="Tabela9.A1" office:value-type="string" table:protected="true">
            <text:p text:style-name="P5">9. PUBLICAÇÕES TÉCNICAS, CIENTÍFICAS E DE INOVAÇÃO ESTRITAMENTE RELACIONADAS À BOLSA/VIGÊNCIA</text:p>
          </table:table-cell>
        </table:table-row>
        <table:table-row>
          <table:table-cell table:style-name="Tabela9.A2" office:value-type="string">
            <text:p text:style-name="P9">Caso houver, relacionar de acordo com as normas ABNT para Referências Bibliográficas. </text:p>
            <text:p text:style-name="P9"/>
            <text:p text:style-name="P9"/>
            <text:p text:style-name="P9"/>
            <text:p text:style-name="P9"/>
            <text:p text:style-name="P9"/>
          </table:table-cell>
        </table:table-row>
      </table:table>
      <text:p text:style-name="P3"/>
      <table:table table:name="Tabela11" table:style-name="Tabela11">
        <table:table-column table:style-name="Tabela11.A"/>
        <text:soft-page-break/>
        <table:table-row>
          <table:table-cell table:style-name="Tabela11.A1" office:value-type="string" table:protected="true">
            <text:p text:style-name="P5">10. DEPÓSITO DE PATENTES ESTRITAMENTE RELACIONADAS À BOLSA</text:p>
          </table:table-cell>
        </table:table-row>
        <table:table-row>
          <table:table-cell table:style-name="Tabela11.A2" office:value-type="string">
            <text:p text:style-name="P9">Caso houver, informar nome completo do(s) inventor(es) e o título da(s) patente(s)</text:p>
            <text:p text:style-name="P9"/>
            <text:p text:style-name="P9"/>
            <text:p text:style-name="P9"/>
            <text:p text:style-name="P9"/>
            <text:p text:style-name="P9"/>
          </table:table-cell>
        </table:table-row>
      </table:table>
      <text:p text:style-name="P3"/>
      <table:table table:name="Tabela10" table:style-name="Tabela10">
        <table:table-column table:style-name="Tabela10.A"/>
        <table:table-row>
          <table:table-cell table:style-name="Tabela10.A1" office:value-type="string" table:protected="true">
            <text:p text:style-name="P5">11. OUTROS RESULTADOS</text:p>
          </table:table-cell>
        </table:table-row>
        <table:table-row>
          <table:table-cell table:style-name="Tabela10.A2" office:value-type="string">
            <text:p text:style-name="P9">Exemplo: Relatórios técnicos, apostila/descrições de métodos, normas, produto tecnológico, serviço tecnológico, processos, técnicas, sistemas, modelos, métodos, desenho técnico e diagrama, documento de software e sistema da qualidade, especificação de macroprocesso, especificação de produto e de software, estudo prospectivo, instrução para execução de procedimento, manual de instruções - técnico e usuário, folha de dados de produto, pareceres sobre artigo científico (revisor de periódico), parecer técnico e laudo, relatório de aferição, relatório de atividades de participação em eventos técnicos científicos, textos didáticos</text:p>
          </table:table-cell>
        </table:table-row>
      </table:table>
      <text:p text:style-name="P3"/>
      <text:p text:style-name="P3"/>
      <text:p text:style-name="P3"/>
      <table:table table:name="Tabela14" table:style-name="Tabela14">
        <table:table-column table:style-name="Tabela14.A"/>
        <table:table-column table:style-name="Tabela14.B"/>
        <table:table-row>
          <table:table-cell table:style-name="Tabela14.A1" office:value-type="string">
            <text:p text:style-name="P10">_______________________________</text:p>
          </table:table-cell>
          <table:table-cell table:style-name="Tabela14.A1" office:value-type="string">
            <text:p text:style-name="P10">_______________________________</text:p>
          </table:table-cell>
        </table:table-row>
        <table:table-row>
          <table:table-cell table:style-name="Tabela14.A1" office:value-type="string">
            <text:p text:style-name="P11">Assinatura do bolsista</text:p>
          </table:table-cell>
          <table:table-cell table:style-name="Tabela14.A1" office:value-type="string">
            <text:p text:style-name="P11">Assinatura do Supervisor</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Humnst777 BT" svg:font-family="'Humnst777 B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3" style:family="table">
      <style:table-properties style:width="17.501cm" table:align="margins"/>
    </style:style>
    <style:style style:name="Tabela13.A" style:family="table-column">
      <style:table-column-properties style:column-width="17.501cm" style:rel-column-width="65535*"/>
    </style:style>
    <style:style style:name="Tabela13.A1" style:family="table-cell">
      <style:table-cell-properties fo:padding="0.097cm" fo:border-left="none" fo:border-right="none" fo:border-top="0.002cm solid #000000" fo:border-bottom="none"/>
    </style:style>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ext-properties style:font-name="Humnst777 BT" fo:font-size="9pt" style:font-size-asian="9pt" style:font-size-complex="9pt"/>
    </style:style>
    <style:style style:name="Mfr1" style:family="graphic" style:parent-style-name="Graphics">
      <style:graphic-properties fo:margin-left="0cm" fo:margin-right="0cm" style:vertical-pos="top" style:vertical-rel="baseline" style:horizontal-pos="from-left" style:horizontal-rel="paragraph-content"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801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0.699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Figura2" text:anchor-type="as-char" svg:width="17cm" svg:height="1.543cm" draw:z-index="3"><draw:image xlink:href="Pictures/10000000000008C5000000CB84ED74ED.jpg" xlink:type="simple" xlink:show="embed" xlink:actuate="onLoad"/></draw:frame></text:p>
      </style:header>
      <style:footer>
        <table:table table:name="Tabela13" table:style-name="Tabela13">
          <table:table-column table:style-name="Tabela13.A"/>
          <table:table-row>
            <table:table-cell table:style-name="Tabela13.A1" office:value-type="string">
              <text:p text:style-name="MP2">Página <text:page-number text:select-page="current">4</text:page-number> / <text:page-count>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22:55:41.386000000</meta:creation-date>
    <dc:date>2015-04-27T17:49:15</dc:date>
    <meta:editing-duration>P5DT16H50M16S</meta:editing-duration>
    <meta:editing-cycles>102</meta:editing-cycles>
    <meta:generator>OpenOffice.org/3.4.1$Unix OpenOffice.org_project/341m1$Build-9593</meta:generator>
    <meta:document-statistic meta:table-count="14" meta:image-count="1" meta:object-count="0" meta:page-count="4" meta:paragraph-count="63" meta:word-count="1460" meta:character-count="9594"/>
  </office:meta>
</office:document-meta>
</file>